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koerbe" style:family="table">
      <style:table-properties style:width="60.61mm" table:align="left" style:shadow="#808080 1.8mm 1.8mm"/>
    </style:style>
    <style:style style:name="koerbe.A" style:family="table-column">
      <style:table-column-properties style:column-width="60.61mm"/>
    </style:style>
    <style:style style:name="koerbe.A1" style:family="table-cell">
      <style:table-cell-properties fo:padding="0.97mm" fo:border="none"/>
    </style:style>
    <style:style style:name="lieferpositionen" style:family="table">
      <style:table-properties style:width="169.09mm" table:align="left" style:shadow="none"/>
    </style:style>
    <style:style style:name="lieferpositionen.A" style:family="table-column">
      <style:table-column-properties style:column-width="105.11mm"/>
    </style:style>
    <style:style style:name="lieferpositionen.B" style:family="table-column">
      <style:table-column-properties style:column-width="34.87mm"/>
    </style:style>
    <style:style style:name="lieferpositionen.C" style:family="table-column">
      <style:table-column-properties style:column-width="29.1mm"/>
    </style:style>
    <style:style style:name="lieferpositionen.A1" style:family="table-cell">
      <style:table-cell-properties fo:padding="0.97mm" fo:border-left="0.05pt solid #000000" fo:border-right="none" fo:border-top="0.05pt solid #000000" fo:border-bottom="0.05pt solid #000000"/>
    </style:style>
    <style:style style:name="lieferpositionen.C1" style:family="table-cell">
      <style:table-cell-properties fo:padding="0.97mm" fo:border="0.05pt solid #000000"/>
    </style:style>
    <style:style style:name="P1" style:family="paragraph" style:parent-style-name="Standard">
      <style:text-properties style:font-name="Liberation Sans" officeooo:rsid="000d9706" officeooo:paragraph-rsid="000d9706"/>
    </style:style>
    <style:style style:name="P2" style:family="paragraph" style:parent-style-name="Standard">
      <style:text-properties style:font-name="Liberation Sans" fo:font-weight="bold" officeooo:rsid="000d9706" officeooo:paragraph-rsid="000d9706" style:font-weight-asian="bold" style:font-weight-complex="bold"/>
    </style:style>
    <style:style style:name="P3" style:family="paragraph" style:parent-style-name="Standard">
      <style:text-properties style:font-name="Liberation Sans" fo:font-size="8pt" officeooo:rsid="000d9706" officeooo:paragraph-rsid="000d9706" style:font-size-asian="7pt" style:font-size-complex="8pt"/>
    </style:style>
    <style:style style:name="P4" style:family="paragraph" style:parent-style-name="Table_20_Contents">
      <style:text-properties style:font-name="Liberation Sans"/>
    </style:style>
    <style:style style:name="P5" style:family="paragraph" style:parent-style-name="Standard">
      <style:text-properties style:font-name="Liberation Sans" officeooo:rsid="000d9706" officeooo:paragraph-rsid="000d9706"/>
    </style:style>
    <style:style style:name="P6" style:family="paragraph" style:parent-style-name="Standard">
      <style:text-properties style:font-name="Liberation Sans" officeooo:rsid="000d9706" officeooo:paragraph-rsid="00163a08"/>
    </style:style>
    <style:style style:name="P7" style:family="paragraph" style:parent-style-name="Standard">
      <style:text-properties officeooo:paragraph-rsid="00163a08"/>
    </style:style>
    <style:style style:name="P8" style:family="paragraph" style:parent-style-name="Table_20_Contents">
      <style:text-properties style:font-name="Liberation Sans" officeooo:paragraph-rsid="00163a08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  <style:text-properties style:font-name="Liberation Sans" fo:font-weight="bold" style:font-weight-asian="bold" style:font-weight-complex="bold"/>
    </style:style>
    <style:style style:name="P11" style:family="paragraph">
      <loext:graphic-properties draw:fill="none" draw:fill-color="#ffffff"/>
      <style:text-properties style:font-name="Liberation Sans" fo:font-weight="bold" style:font-weight-asian="bold" style:font-weight-complex="bold"/>
    </style:style>
    <style:style style:name="P12" style:family="paragraph">
      <loext:graphic-properties draw:fill="none" draw:fill-color="#ffffff"/>
      <style:text-properties style:font-name="Liberation Sans" fo:font-weight="normal" style:font-weight-asian="normal" style:font-weight-complex="normal"/>
    </style:style>
    <style:style style:name="P13" style:family="paragraph">
      <loext:graphic-properties draw:fill="solid" draw:fill-color="#000000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/>
      <style:text-properties style:font-name="Liberation Sans" fo:font-size="18.2000007629395pt" fo:font-weight="bold" style:font-size-asian="18.2000007629395pt" style:font-weight-asian="bold" style:font-size-complex="18.2000007629395pt" style:font-weight-complex="bold"/>
    </style:style>
    <style:style style:name="P16" style:family="paragraph">
      <loext:graphic-properties draw:fill="none" draw:fill-color="#ffffff"/>
      <style:paragraph-properties fo:text-align="end"/>
      <style:text-properties style:font-name="Liberation Sans" fo:font-weight="normal" style:font-weight-asian="normal" style:font-weight-complex="normal"/>
    </style:style>
    <style:style style:name="T1" style:family="text">
      <style:text-properties style:font-name="Liberation Sans" fo:font-weight="bold" style:font-weight-asian="bold" style:font-weight-complex="bold"/>
    </style:style>
    <style:style style:name="T2" style:family="text">
      <style:text-properties style:font-name="Liberation Sans" fo:font-weight="normal" style:font-weight-asian="normal" style:font-weight-complex="normal"/>
    </style:style>
    <style:style style:name="T3" style:family="text">
      <style:text-properties style:font-name="Liberation Sans" fo:font-size="18.2000007629395pt" fo:font-weight="bold" style:font-size-asian="18.2000007629395pt" style:font-weight-asian="bold" style:font-size-complex="18.2000007629395pt" style:font-weight-complex="bol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gr1" style:family="graphic">
      <style:graphic-properties draw:stroke="none" svg:stroke-color="#000000" draw:fill="none" draw:fill-color="#ffffff" fo:min-height="4.9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auto-grow-height="false" draw:fit-to-size="shrink-to-fit" style:shrink-to-fit="true" fo:min-height="4.9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marker-start="" draw:marker-end="" draw:fill="solid" draw:fill-color="#00000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7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text:anchor-type="paragraph" draw:z-index="6" draw:name="entries.0.datum | date: &quot;dd.MM.yyyy&quot;" draw:style-name="gr4" draw:text-style-name="P15" svg:width="73.19mm" svg:height="7.42mm" svg:x="54.29mm" svg:y="4.09mm"><draw:text-box><text:p text:style-name="P14"><text:span text:style-name="T3">Datum</text:span></text:p></draw:text-box></draw:frame>Korbübersicht</text:h>
      <text:p text:style-name="P1"/>
      <text:p text:style-name="P1"/>
      <text:p text:style-name="P2"><draw:frame text:anchor-type="paragraph" draw:z-index="0" draw:name="entries.0.anzahlKoerbe" draw:style-name="gr1" draw:text-style-name="P10" svg:width="33.43mm" svg:height="4.95mm" svg:x="107.53mm" svg:y="0.25mm"><draw:text-box><text:p text:style-name="P9"><text:span text:style-name="T1">Total Körbe</text:span></text:p></draw:text-box></draw:frame>Total Körbe</text:p>
      <text:p text:style-name="P1"><draw:polygon text:anchor-type="paragraph" draw:z-index="4" draw:name="Shape1" draw:style-name="gr3" draw:text-style-name="P13" svg:width="141.72mm" svg:height="0.05mm" svg:x="0.01mm" svg:y="0.01mm" svg:viewBox="0 0 14173 6" draw:points="0,6 14173,6 14173,0 0,0"><text:p/></draw:polygon></text:p>
      <text:p text:style-name="P1"/>
      <text:section text:style-name="Sect1" text:name="entries.0.koerbe">
        <text:p text:style-name="P1"/>
        <text:p text:style-name="P1"><draw:frame text:anchor-type="paragraph" draw:z-index="1" draw:name="name" draw:style-name="gr1" draw:text-style-name="P11" svg:width="91.71mm" svg:height="4.95mm" svg:x="1.11mm" svg:y="0mm"><draw:text-box><text:p><text:span text:style-name="T1">Abotyp</text:span></text:p></draw:text-box></draw:frame><draw:frame text:anchor-type="paragraph" draw:z-index="3" draw:name="anzahlKoerbe " draw:style-name="gr1" draw:text-style-name="P10" svg:width="29.38mm" svg:height="4.95mm" svg:x="92.82mm" svg:y="0.25mm"><draw:text-box><text:p text:style-name="P9"><text:span text:style-name="T1">Anzahl</text:span></text:p></draw:text-box></draw:frame></text:p>
        <text:p text:style-name="P3"><draw:polygon text:anchor-type="paragraph" draw:z-index="5" draw:name="Shape2" draw:style-name="gr3" draw:text-style-name="P13" svg:width="122.57mm" svg:height="0.05mm" svg:x="0.02mm" svg:y="0.02mm" svg:viewBox="0 0 12258 6" draw:points="0,6 12258,6 12258,0 0,0"><text:p/></draw:polygon></text:p>
        <table:table table:name="koerbe" table:style-name="koerbe">
          <table:table-column table:style-name="koerbe.A"/>
          <table:table-row>
            <table:table-cell table:style-name="koerbe.A1" office:value-type="string">
              <text:p text:style-name="P4"><draw:frame text:anchor-type="paragraph" draw:z-index="2" draw:name="name" draw:style-name="gr2" draw:text-style-name="P12" svg:width="87.88mm" svg:height="4.95mm" svg:x="2.8mm" svg:y="0.25mm"><draw:text-box><text:p><text:span text:style-name="T2">DepotTourPost</text:span></text:p></draw:text-box></draw:frame></text:p>
            </table:table-cell>
          </table:table-row>
        </table:table>
        <text:p text:style-name="P1"/>
        <text:p text:style-name="P6"/>
        <table:table table:name="lieferpositionen" table:style-name="lieferpositionen">
          <table:table-column table:style-name="lieferpositionen.A"/>
          <table:table-column table:style-name="lieferpositionen.B"/>
          <table:table-column table:style-name="lieferpositionen.C"/>
          <table:table-row>
            <table:table-cell table:style-name="lieferpositionen.A1" office:value-type="string">
              <text:p text:style-name="P8"><draw:frame text:anchor-type="paragraph" draw:z-index="7" draw:name="name" draw:style-name="gr2" draw:text-style-name="P12" svg:width="45.75mm" svg:height="4.95mm" svg:x="3.77mm" svg:y="0mm"><draw:text-box><text:p><text:span text:style-name="T2">Product</text:span></text:p></draw:text-box></draw:frame></text:p>
            </table:table-cell>
            <table:table-cell table:style-name="lieferpositionen.A1" office:value-type="string">
              <text:p text:style-name="P8"><draw:frame text:anchor-type="paragraph" draw:z-index="8" draw:name="quantity" draw:style-name="gr1" draw:text-style-name="P16" svg:width="25.76mm" svg:height="4.95mm" svg:x="2.33mm" svg:y="0mm"><draw:text-box><text:p text:style-name="P9"><text:span text:style-name="T2">Anzahl</text:span></text:p></draw:text-box></draw:frame></text:p>
            </table:table-cell>
            <table:table-cell table:style-name="lieferpositionen.C1" office:value-type="string">
              <text:p text:style-name="P8"><draw:frame text:anchor-type="paragraph" draw:z-index="9" draw:name="unit" draw:style-name="gr1" draw:text-style-name="P16" svg:width="25.76mm" svg:height="4.95mm" svg:x="0.65mm" svg:y="0.23mm"><draw:text-box><text:p text:style-name="P9"><text:span text:style-name="T2">Unit</text:span></text:p></draw:text-box></draw:frame></text:p>
            </table:table-cell>
          </table:table-row>
        </table:table>
        <text:p text:style-name="P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Rawyler</meta:initial-creator>
    <meta:creation-date>2017-05-16T08:52:15.521348456</meta:creation-date>
    <meta:generator>LibreOffice/5.4.6.2$Linux_X86_64 LibreOffice_project/40m0$Build-2</meta:generator>
    <dc:date>2019-04-05T16:10:20.781379222</dc:date>
    <dc:creator>Mikel Cordovilla Mesonero</dc:creator>
    <meta:editing-duration>PT2H52M37S</meta:editing-duration>
    <meta:editing-cycles>20</meta:editing-cycles>
    <meta:document-statistic meta:table-count="2" meta:image-count="0" meta:object-count="0" meta:page-count="1" meta:paragraph-count="2" meta:word-count="3" meta:character-count="24" meta:non-whitespace-character-count="23"/>
  </office:meta>
</office:document-meta>
</file>